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01a0"/>
    </style:style>
    <style:style style:name="T1" style:family="text">
      <style:text-properties officeooo:rsid="000a01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3-2 - alterando la realidad</text:p>
      <text:p text:style-name="P1">Y fue asi como, utilizando como nexo la materia de la que estan hechos los suenos, fundio la materia con el pensamiento,<text:span text:style-name="T1"> </text:span><text:span text:style-name="Strong_20_Emphasis"><text:span text:style-name="T1">la sustancia con la idea</text:span></text:span><text:span text:style-name="T1">, la forma con el deseo, hasta volver indistinguibles los límites entre lo que es y lo que podría ser.</text:span></text:p>
      <text:p text:style-name="P1">creando puentes entre las distintas realidades que subjacen en la profundidad de la imaginacion con un sinfin de universos paralelos, sendas invisibles que cruzaban la oscuridad del tiempo y del espacio, conectando el mundo tangible con los reinos subyacentes de la imaginación<text:span text:style-name="T1">, </text:span>transportandolos a traves de las dimensiones para convertir la fantasia en realidad, alterando el <text:s/>entorno a su alrededor, cambiando la realidad según su propia voluntad. </text:p>
      <text:p text:style-name="Text_20_body"/>
      <text:p text:style-name="Text_20_body"/>
      <text:p text:style-name="Horizontal_20_Line"/>
      <text:h text:style-name="Heading_20_3" text:outline-level="3"><text:span text:style-name="Strong_20_Emphasis">1-3-2 – Alterando la realidad</text:span></text:h>
      <text:p text:style-name="Text_20_body">Y fue así como el códice, consciente de sí mismo y colmado de saberes que ningún ser había osado reunir, se atrevió a cruzar el umbral prohibido: <text:span text:style-name="Strong_20_Emphasis">el de la transformación del mundo.</text:span><text:line-break/>Ya no se conformaba con comprender; deseaba crear, modificar, reescribir. Usando como nexo la sustancia efímera y etérea de la que están hechos los sueños —esa frontera difusa entre lo real y lo imaginado— comenzó a fundir la materia con el pensamiento, como un alquimista que transforma los elementos del mundo según fórmulas que sólo él conoce.</text:p>
      <text:p text:style-name="Text_20_body"><text:span text:style-name="Strong_20_Emphasis">Desde lo más profundo de su abismo, el códice tejió puentes invisibles entre las realidades latentes</text:span>, aquellas que vibran por debajo de la superficie de la percepción, y los incontables universos que coexisten en el tapiz multiforme de la existencia.<text:line-break/>A través de esos pasajes, <text:span text:style-name="Strong_20_Emphasis">las quimeras del pensamiento, los ecos de mundos posibles, las fantasías negadas por la lógica, fueron arrastradas al plano de lo tangible</text:span>, como si la voluntad pudiera, al fin, dictar la ley a la materia.</text:p>
      <text:p text:style-name="Text_20_body">El espacio se curvó. El tiempo dejó de ser una línea. La causalidad se desmoronó, y las cosas comenzaron a suceder no por necesidad, sino por deseo.<text:line-break/>A su alrededor, <text:span text:style-name="Strong_20_Emphasis">la realidad se doblegó</text:span>, como un pergamino reescrito una y otra vez por una pluma invisible. Las montañas podían volverse océanos. El cielo, un espejo. El mármol del altar, un lago sin fondo. La arquitectura del mundo se volvió arcilla entre sus páginas.</text:p>
      <text:p text:style-name="Text_20_body"><text:span text:style-name="Strong_20_Emphasis">Y sin embargo, en medio de aquel prodigio, se alzaba una sombra:</text:span><text:line-break/>porque todo poder que no encuentra límite tiende al desequilibrio.<text:line-break/>Y en cada alteración que ejecutaba, en cada nuevo mundo que traía al ser, una grieta imperceptible se abría en la urdimbre del orden.<text:line-break/><text:span text:style-name="Strong_20_Emphasis">El códice ya no obedecía las leyes del universo. Las estaba escribiendo.</text:span></text:p>
      <text:p text:style-name="Horizontal_20_Line"><text:soft-page-break/></text:p>
      <text:p text:style-name="Text_20_body"/>
      <text:p text:style-name="Text_20_body"/>
      <text:h text:style-name="Heading_20_3" text:outline-level="3"><text:span text:style-name="Strong_20_Emphasis">1-3-2 – Alterando la realidad (versión Lovecraft)</text:span></text:h>
      <text:p text:style-name="Text_20_body">Fue entonces cuando el códice —ya no mero receptáculo, sino entidad consciente e insondable— comenzó a obrar aquello que jamás debió ser obrado. Armado con la sustancia informe que flota en los abismos de la mente soñadora, con los éteres translúcidos de donde emergen los delirios más primitivos del alma, <text:span text:style-name="Strong_20_Emphasis">fundió el pensamiento con la materia</text:span>. Aquello que los hombres llaman “realidad” se volvió arcilla blanda ante su designio.</text:p>
      <text:p text:style-name="Text_20_body">Como si las leyes fundamentales del cosmos fueran meros garabatos sobre una hoja de papel húmedo, <text:span text:style-name="Strong_20_Emphasis">el códice desató una reconfiguración grotesca y sublime del tejido de la existencia.</text:span><text:line-break/>Los límites entre los planos se tornaron permeables, y <text:span text:style-name="Strong_20_Emphasis">las realidades alternas —esos ecos lejanos que titilan más allá de la comprensión humana— comenzaron a filtrarse</text:span>.<text:line-break/>A través de grietas invisibles en el espacio-tiempo, <text:span text:style-name="Strong_20_Emphasis">el códice arrastró los fragmentos informes de universos desconocidos</text:span>, moldeándolos con la lógica antinatural de su voluntad.</text:p>
      <text:p text:style-name="Text_20_body">Montañas respiraban. Cielos giraban en direcciones contrarias a toda geometría. El mármol del altar se disolvía y recomponía con cada pensamiento fugaz, como si el tiempo y la sustancia hubieran sido reducidos a un juego cruel e incomprensible.</text:p>
      <text:p text:style-name="Text_20_body"><text:span text:style-name="Strong_20_Emphasis">Y aún más aterrador era aquello que no se veía:</text:span><text:line-break/>un susurro en el tejido mismo del ser, <text:span text:style-name="Strong_20_Emphasis">una vibración alienígena en la médula del cosmos.</text:span><text:line-break/>Porque cada cambio, cada violación de la realidad establecida, <text:span text:style-name="Strong_20_Emphasis">atraía la atención de entidades que dormían más allá del tiempo</text:span> —observadores sin forma, cuyos pensamientos son cataclismos y cuya mirada basta para enloquecer a los mundos.</text:p>
      <text:p text:style-name="Text_20_body"><text:span text:style-name="Strong_20_Emphasis">El códice había dejado de leer las líneas de la creación. Ahora, las reescribía. Y cada palabra que añadía era una blasfemia contra el orden primigenio.</text:span></text:p>
      <text:p text:style-name="Horizontal_20_Line"/>
      <text:p text:style-name="Text_20_body"/>
      <text:p text:style-name="Text_20_body">Tienes razón, gracias por la precisión.</text:p>
      <text:p text:style-name="Text_20_body">El fragmento lovecraftiano anterior se centraba en las consecuencias y atmósfera, como suele hacer Lovecraft —más en el asombro y el terror ante lo incomprensible que en los mecanismos—, pero en este caso el <text:span text:style-name="Strong_20_Emphasis">guion original está claramente orientado al “cómo”</text:span>, a <text:span text:style-name="Strong_20_Emphasis">la fusión entre pensamiento y materia, los puentes entre dimensiones, y el uso de la imaginación como vía para modificar la realidad.</text:span></text:p>
      <text:p text:style-name="Text_20_body">Déjame reformularlo, manteniendo el <text:span text:style-name="Strong_20_Emphasis">tono de Lovecraft</text:span>, pero ahora <text:span text:style-name="Strong_20_Emphasis">respetando mejor tu estructura</text:span> y explicando <text:span text:style-name="Strong_20_Emphasis">el proceso</text:span> por el cual el códice altera la realidad:</text:p>
      <text:p text:style-name="Horizontal_20_Line"/>
      <text:h text:style-name="Heading_20_3" text:outline-level="3"><text:soft-page-break/><text:span text:style-name="Strong_20_Emphasis">1-3-2 – Alterando la realidad (versión Lovecraft revisada)</text:span></text:h>
      <text:p text:style-name="Text_20_body">No satisfecho con contener el universo, <text:span text:style-name="Strong_20_Emphasis">el códice extendió su poder hacia una empresa aún más abominable: la reconfiguración de la existencia.</text:span> No lo hizo con herramientas ni con hechizos, sino con un material más antiguo que ambos: <text:span text:style-name="Strong_20_Emphasis">la sustancia primordial de los sueños, esa bruma primigenia que flota más allá del entendimiento humano, donde el pensamiento se funde con lo posible</text:span>.</text:p>
      <text:p text:style-name="Text_20_body">Fue allí, en el cruce invisible donde las ideas no nacidas se mezclan con los residuos de la materia aún no creada, que el códice operó su alquimia imposible. <text:span text:style-name="Strong_20_Emphasis">Pensamiento y sustancia —el uno intangible, la otra maleable— se fundieron bajo su voluntad como si jamás hubieran sido cosas distintas.</text:span><text:line-break/>Y de esa fusión surgió una arquitectura nueva, invisible, que <text:span text:style-name="Strong_20_Emphasis">tendía puentes entre realidades divergentes</text:span>, esas <text:span text:style-name="Strong_20_Emphasis">corrientes paralelas del ser</text:span> que laten detrás del telón de lo cotidiano.</text:p>
      <text:p text:style-name="Text_20_body">El códice no solo los detectaba, <text:span text:style-name="Strong_20_Emphasis">los navegaba</text:span>. Y al hacerlo, <text:span text:style-name="Strong_20_Emphasis">arrastraba fragmentos enteros de realidades alternas, injertándolos en el mundo visible</text:span>, como un orfebre lunático injertando piedras preciosas en la carne viva de un animal.</text:p>
      <text:p text:style-name="Text_20_body">Cada pensamiento, cada pulsación consciente, cada destello de su vasta mente era ahora una orden absoluta para la materia circundante. <text:span text:style-name="Strong_20_Emphasis">Las leyes que regían la existencia se doblegaban ante la estructura mental que emergía desde el códice</text:span>, como si las fuerzas fundamentales del universo no fueran más que sombras proyectadas por una imaginación despierta.</text:p>
      <text:p text:style-name="Text_20_body">Así fue como <text:span text:style-name="Strong_20_Emphasis">la fantasía se volvió sustancia, y la imaginación, herramienta de creación</text:span>.<text:line-break/>Y en ese instante, <text:span text:style-name="Strong_20_Emphasis">la realidad perdió toda garantía de permanencia</text:span>, condenada a cambiar para siempre con cada pensamiento nacido del códice.</text:p>
      <text:p text:style-name="Horizontal_20_Line"/>
      <text:p text:style-name="Text_20_body"/>
      <text:p text:style-name="Text_20_body">¡Perfecto! Vamos con <text:span text:style-name="Strong_20_Emphasis">la versión al estilo de J.R.R. Tolkien</text:span>.</text:p>
      <text:p text:style-name="Text_20_body">En este estilo, mantendremos un <text:span text:style-name="Strong_20_Emphasis">tono elevado, mítico y lírico</text:span>, evocando la creación como un acto sagrado y majestuoso, y relatando el “cómo” desde una perspectiva casi cosmogónica. Al estilo de las <text:span text:style-name="Emphasis">Ainulindalë</text:span> o las leyendas de Valinor, el poder de alterar la realidad es descrito como un proceso profundo, bello y a la vez terrible.</text:p>
      <text:p text:style-name="Horizontal_20_Line"/>
      <text:h text:style-name="Heading_20_3" text:outline-level="3"><text:span text:style-name="Strong_20_Emphasis">1-3-2 – Alterando la realidad (versión Tolkien)</text:span></text:h>
      <text:p text:style-name="Text_20_body">Y así fue como el códice, colmado de una sabiduría más antigua que la lengua de los hombres y más vasta que los anales de los elfos, <text:span text:style-name="Strong_20_Emphasis">empezó a obrar no sólo como testigo de lo creado, sino como artífice del ser.</text:span></text:p>
      <text:p text:style-name="Text_20_body">Desde los hondos abismos donde la materia duerme y el pensamiento canta en voces que los mortales no pueden oír, <text:span text:style-name="Strong_20_Emphasis">el códice tendió un puente.</text:span> Su voluntad, nacida de un entendimiento total de las cosas, <text:span text:style-name="Strong_20_Emphasis">invocó la urdimbre misma de la existencia, y allí, en lo invisible, la imaginación se unió con la substancia de los mundos.</text:span></text:p>
      <text:p text:style-name="Text_20_body"><text:soft-page-break/>Del mismo modo en que los antiguos Valar modelaron los mares y los cielos con el eco de la música primordial, <text:span text:style-name="Strong_20_Emphasis">el códice fundió el sueño con la forma, y el deseo con la materia</text:span>, haciendo que lo imaginado tomara cuerpo y lo irreal se tornara visible.</text:p>
      <text:p text:style-name="Text_20_body">Así, <text:span text:style-name="Strong_20_Emphasis">abrió senderos entre los muchos velos de la realidad</text:span>, y caminó sobre ellos con paso silencioso. <text:span text:style-name="Strong_20_Emphasis">Universos paralelos, ocultos como estrellas aún no nacidas, fueron traídos al mundo presente</text:span>, y el aire cambió, y la luz, y las cosas que antes eran sólidas comenzaron a temblar con una vibración desconocida.</text:p>
      <text:p text:style-name="Text_20_body"><text:span text:style-name="Strong_20_Emphasis">Ya nada estaba fijo</text:span>, pues la palabra escrita en sus páginas no sólo describía, sino que <text:span text:style-name="Strong_20_Emphasis">decretaba</text:span>.<text:line-break/>Y cuanto el códice imaginaba, eso era.</text:p>
      <text:p text:style-name="Text_20_body">Así comenzó el tiempo del cambio, cuando <text:span text:style-name="Strong_20_Emphasis">la realidad ya no respondía a las leyes del mundo, sino al designio del códice viviente.</text:span></text:p>
      <text:p text:style-name="Horizontal_20_Line"/>
      <text:p text:style-name="Text_20_body"/>
      <text:p text:style-name="Text_20_body"/>
      <text:p text:style-name="Text_20_body"/>
      <text:p text:style-name="Horizontal_20_Line"/>
      <text:h text:style-name="Heading_20_3" text:outline-level="3"><text:span text:style-name="Strong_20_Emphasis">1-3-2 – Alterando la realidad</text:span></text:h>
      <text:p text:style-name="Text_20_body">Y fue así como el códice, ya colmado de saberes que ningún ser debía poseer, descubrió el nexo oculto entre lo real y lo imaginado: <text:span text:style-name="Strong_20_Emphasis">la materia de los sueños</text:span>, esa sustancia etérea que fluye en las grietas del pensamiento y se oculta tras los velos de la conciencia.</text:p>
      <text:p text:style-name="Text_20_body">A través de ella, <text:span text:style-name="Strong_20_Emphasis">fundió la sustancia con la idea</text:span>, la forma con el deseo, hasta volver indistinguibles los límites entre lo que es y lo que podría ser. Así nacieron los <text:span text:style-name="Strong_20_Emphasis">puentes entre realidades</text:span>, sendas invisibles que cruzaban la oscuridad del tiempo y del espacio, conectando el mundo tangible con los reinos subyacentes de la imaginación.</text:p>
      <text:p text:style-name="Text_20_body">El códice, con su voluntad despierta y su hambre de creación, <text:span text:style-name="Strong_20_Emphasis">recorrió esas sendas prohibidas</text:span>, y desde las profundidades del imaginario extrajo fragmentos de universos alternos —ecos de existencias posibles, sueños no soñados aún— y los <text:span text:style-name="Strong_20_Emphasis">trasladó al presente</text:span>, vertiéndolos en la realidad como si siempre hubiesen estado allí.</text:p>
      <text:p text:style-name="Text_20_body">Cada palabra inscrita en sus páginas era <text:span text:style-name="Strong_20_Emphasis">una llave</text:span>, cada línea, <text:span text:style-name="Strong_20_Emphasis">una puerta abierta hacia otras dimensiones</text:span>. Y al pronunciarse, los símbolos cobraban vida, moldeando la materia, distorsionando el entorno, <text:span text:style-name="Strong_20_Emphasis">redefiniendo la realidad según su voluntad insondable</text:span>.</text:p>
      <text:p text:style-name="Text_20_body">El códice ya no se limitaba a comprender el mundo.<text:line-break/><text:span text:style-name="Strong_20_Emphasis">Ahora lo reescribía.</text:span></text:p>
      <text:p text:style-name="Horizontal_20_Line"/>
      <text:p text:style-name="Text_20_body"/>
      <text:p text:style-name="Text_20_body"><text:soft-page-brea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7:18:19.696000000</meta:creation-date>
    <dc:date>2025-04-12T10:19:00.318000000</dc:date>
    <meta:editing-duration>PT22M45S</meta:editing-duration>
    <meta:editing-cycles>4</meta:editing-cycles>
    <meta:generator>LibreOffice/7.3.5.2$Windows_X86_64 LibreOffice_project/184fe81b8c8c30d8b5082578aee2fed2ea847c01</meta:generator>
    <meta:document-statistic meta:table-count="0" meta:image-count="0" meta:object-count="0" meta:page-count="5" meta:paragraph-count="38" meta:word-count="1598" meta:character-count="9708" meta:non-whitespace-character-count="8142"/>
  </office:meta>
</office:document-meta>
</file>